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tureUtils.callAsync( Callable &lt; T &gt;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tureUtils.callAsync( Callable &lt; T &gt; callable ,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tureUtils.toSupplier( Callable &lt; T &gt; callable , CompletableFuture &lt; T &gt;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